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ten Tag Alex,<text:line-break/><text:line-break/>wir haben schon länger nicht mehr geredet oder geschrieben seit unserer College-Zeit. Ich hoffe, du bist weiterhin so erfolgreich wie damals. <text:line-break/>Ich stecke in Schwierigkeiten und brauche deine Hilfe. <text:line-break/>Ich kann mir vorstellen, dass diese Bitte für dich aus heiterem Himmel kommt. Wenn du darauf bestehst, kann ich dich für deine Hilfe angemessen entlohnen.<text:line-break/>Suche mich bitte möglichst bald in meinem Aparment in 43 W 32nd Street, New York City, auf.<text:line-break/><text:line-break/>Entscheide dich bitte schnell,<text:line-break/>Desmond MacVain</text:p>
      <text:p text:style-name="Standard"/>
      <text:p text:style-name="Standard"/>
      <text:p text:style-name="P1">Liebe Elizabeth,<text:line-break/><text:line-break/>ich hoffe, du kannst immer noch so aufblühen in deiner Arbeit wie damals. Außerdem warst du immer eine vertrauenswürdig Person, deswegen bitte ich dich nun, mir zu helfen.<text:line-break/>In meinen Versuchen, Gutes für die Menschheit zu tun, bin ich an zwielichtige Unterstützung geraten.<text:line-break/>Besuche mich so bald wie möglich in meinen Apartment in 43 W 32nd Street, New York City.<text:line-break/><text:line-break/>Ich freue mich auf ein Wiedersehen,<text:line-break/>Desmond MacVain</text:p>
      <text:p text:style-name="P1">Liebe Prudence,  <text:line-break/><text:line-break/>ich hoffe, es geht dir gut. Unsere gemeinsame Zeit im Lazarett ist nun schon einige Jahre her und wir hatten lange keinen Kontakt mehr. Deine freundliche und hilfsbereite Art ist mir immer in Erinnerung geblieben, deshalb möchte ich dich jetzt auch um Hilfe bitten. <text:line-break/>Ich habe mich mit den falschen Leuten eingelassen, die mich zwingen, meinen Eid zu brechen, und brauche Hilfe, um mit der Situation fertig zu werden. <text:line-break/>Besuche mich bitte bald möglichst in meinem Apartment in 43 W 32nd Street, New York.<text:line-break/><text:line-break/>Auf ein baldiges Treffen,<text:line-break/>Desmond MacVain</text:p>
      <text:p text:style-name="P1">Liebe Schwester, <text:line-break/><text:line-break/>mir ist bewusst, dass unser Verhältnis eher höflicher Natur ist, aber ich muss dich nun doch um Hilfe bitten. Ich bin in etwas hineingeraten und ich weiß nicht, ob ich es alleine wieder herausschaffe. <text:line-break/>Ich traue mich nicht, dir in diesem Brief die Dinge zu erklären, deswegen hoffe ich, dass wir möglichst bald persönlich darüber reden können. <text:line-break/>Erzähle hiervor aber bitte Nichts unserem Vater, da ich ihn damit nicht belasten möchte.<text:line-break/><text:line-break/>Bis hoffentlich bald,<text:line-break/>Desmo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M51S</meta:editing-duration>
    <meta:editing-cycles>4</meta:editing-cycles>
    <meta:generator>LibreOffice/5.4.7.2$Windows_X86_64 LibreOffice_project/c838ef25c16710f8838b1faec480ebba495259d0</meta:generator>
    <dc:date>2020-06-27T14:40:23.588000000</dc:date>
    <meta:document-statistic meta:table-count="0" meta:image-count="0" meta:object-count="0" meta:page-count="4" meta:paragraph-count="4" meta:word-count="319" meta:character-count="1989" meta:non-whitespace-character-count="1657"/>
    <meta:user-defined meta:name="Info 1"/>
    <meta:user-defined meta:name="Info 2"/>
    <meta:user-defined meta:name="Info 3"/>
    <meta:user-defined meta:name="Info 4"/>
  </office:meta>
</office:document-meta>
</file>